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ZACJA PRACY FIRMY Z CATERINGIEM DIETETYCZNYM</text:p>
      <text:p text:style-name="P1"/>
      <text:p text:style-name="P2">OPIS PROBLEMU</text:p>
      <text:p text:style-name="P2"/>
      <text:p text:style-name="P4">Właściciele zakładanej firmy związanej z cateringiem dietetycznym postanowili zlecić stworzenie systemu informatycznego usprawniającego monitorowanie zamówień oraz zarządzanie harmonogramem pracy pracowników.</text:p>
      <text:p text:style-name="P3"/>
      <text:list xml:id="list3262317426" text:style-name="L1">
        <text:list-item>
          <text:p text:style-name="P5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</text:p>
        </text:list-item>
        <text:list-item>
          <text:p text:style-name="P6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Klient może zgłosić zmiany w danych posiłkach po kontakcie z dietetykiem, jeśli wybrane składniki mu nie odpowiadają, może skomponować własny zestaw posiłków.</text:p>
        </text:list-item>
        <text:list-item>
          <text:p text:style-name="P6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</text:list-item>
        <text:list-item>
          <text:p text:style-name="P7">W zależności od złożonych zamówień za pomocą systemu można zarządzać harmonogramem pracy pracowników odpowiedzialnych za: przygotowywanie posiłków, dotarczanie ich, odbieranie zamówień stacjonarnych. W dodatku, dietetycy mogą komponować kolejne przepisy.</text:p>
        </text:list-item>
        <text:list-item>
          <text:p text:style-name="P8">Catering przyjmuje także reklamacje za oferowane usługi, które następnie rozpatruje.</text:p>
        </text:list-item>
        <text:list-item>
          <text:p text:style-name="P8">W przypadku zamówień odbieranych stacjonarnie klient musi okazać odpowiednie dane, aby umożliwić zidentyfikowanie zamówienia np. numer zamówienia, numer telefonu, dane osobiste. </text:p>
        </text:list-item>
        <text:list-item>
          <text:p text:style-name="P8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</text:list-item>
        <text:list-item>
          <text:p text:style-name="P9">Przygotowane zamówienia są odpowiednio oznaczane bezpośrednio po zapakowaniu przez kucharzy, oznaczeniem są etykiety z odpowiednimi danymi np. numer zamówienia oraz sposób odbioru/ adres dostawy.</text:p>
        </text:list-item>
        <text:list-item>
          <text:p text:style-name="P10">Właściciele cateringu ustalają oraz aktualizują cennik usług (posiłków oraz ewentualnych dostaw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06T16:11:02.512249928</dc:date>
    <meta:editing-duration>PT39M3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28" meta:character-count="2595" meta:non-whitespace-character-count="2286"/>
  </office:meta>
</office:document-meta>
</file>